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T1" style:family="text">
      <style:text-properties style:text-underline-style="none"/>
    </style:style>
    <style:style style:name="T2"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work Protocol</text:p>
      <text:p text:style-name="P2"/>
      <text:p text:style-name="P1">General Idea</text:p>
      <text:p text:style-name="P2"/>
      <text:p text:style-name="P2">Each conversation consists of a frame. A frame consists of the next move of each unit, unit actions and building actions. As well as unit, map and building information.</text:p>
      <text:p text:style-name="P2"/>
      <text:p text:style-name="P2"><text:span text:style-name="T2">Structure</text:span> </text:p>
      <text:p text:style-name="P2"/>
      <text:p text:style-name="P2">Two classes with messages on both sides. A client and server is constantly adding messages to this class as well as submitting messages from this class. The client and server just submits and receives messages. It is run by the message class <text:s/></text:p>
      <text:p text:style-name="P2"/>
      <text:p text:style-name="P1">Messages</text:p>
      <text:p text:style-name="P2"/>
      <text:p text:style-name="P1">Start of Frame</text:p>
      <text:p text:style-name="P2"/>
      <text:p text:style-name="P2">S: “str”+frame_number</text:p>
      <text:p text:style-name="P2"/>
      <text:p text:style-name="P1">End of Frame</text:p>
      <text:p text:style-name="P2"/>
      <text:p text:style-name="P2">S: “end” + frame_number </text:p>
      <text:p text:style-name="P2"/>
      <text:p text:style-name="P1">Setting up</text:p>
      <text:p text:style-name="P2"/>
      <text:p text:style-name="P2">C: “hello”</text:p>
      <text:p text:style-name="P2">S: “hello” + allocated client_no </text:p>
      <text:p text:style-name="P2">C: “ok” + client_no </text:p>
      <text:p text:style-name="P2"/>
      <text:p text:style-name="P2">if S does not get ok then remove client </text:p>
      <text:p text:style-name="P2"/>
      <text:p text:style-name="P1">Ready game<text:span text:style-name="T1"> </text:span></text:p>
      <text:p text:style-name="P2"/>
      <text:p text:style-name="P2">S: “waiting” </text:p>
      <text:p text:style-name="P2">C: “ready” + client_no</text:p>
      <text:p text:style-name="P2">S: “start_game” </text:p>
      <text:p text:style-name="P2"/>
      <text:p text:style-name="P2">waiting is sent when the server is ready to start the game and is waiting on the client</text:p>
      <text:p text:style-name="P2">the client sends ready when it is ready</text:p>
      <text:p text:style-name="P2">sever sends start_game when the game starts </text:p>
      <text:p text:style-name="P2"/>
      <text:p text:style-name="P1">End game</text:p>
      <text:p text:style-name="P2"/>
      <text:p text:style-name="P2">S: “end game” + who_won </text:p>
      <text:p text:style-name="P2">C: <text:s/>“ack” + client_no</text:p>
      <text:p text:style-name="P2">S: “stats” + scores </text:p>
      <text:p text:style-name="P2"/>
      <text:p text:style-name="P2">server tells the client that the game was won and who won the game</text:p>
      <text:p text:style-name="P2">client acknowledges the server's message </text:p>
      <text:p text:style-name="P2">server tells the client the scores of the players </text:p>
      <text:p text:style-name="P2"/>
      <text:p text:style-name="P1">Frame</text:p>
      <text:p text:style-name="P2"><text:soft-page-break/></text:p>
      <text:p text:style-name="P1">Start</text:p>
      <text:p text:style-name="P2"/>
      <text:p text:style-name="P2">S: “frame” + frame_no</text:p>
      <text:p text:style-name="P2">C: echo</text:p>
      <text:p text:style-name="P2">S: Unit Actions</text:p>
      <text:p text:style-name="P2">C: “ackui” </text:p>
      <text:p text:style-name="P2">S: Building Actions</text:p>
      <text:p text:style-name="P2"/>
      <text:p text:style-name="P1">Unit action</text:p>
      <text:p text:style-name="P2"/>
      <text:p text:style-name="P2">repeat N times:</text:p>
      <text:p text:style-name="P2"><text:tab/>S: “unmv” + unit_no + unit_movement_X + unit_movement_Y </text:p>
      <text:p text:style-name="P2">S: “unmv” + “ex” </text:p>
      <text:p text:style-name="P2">repeat N times:</text:p>
      <text:p text:style-name="P2"><text:tab/>S: “unack” + unit_no</text:p>
      <text:p text:style-name="P2">S: “unack” + “ex” </text:p>
      <text:p text:style-name="P2">repeat N times:</text:p>
      <text:p text:style-name="P2"><text:tab/>S: “unch” + unit_no+ unit_heath change + unit_X + unit_Y</text:p>
      <text:p text:style-name="P2">S: “unch” + “ex” </text:p>
      <text:p text:style-name="P2">repeat N times:</text:p>
      <text:p text:style-name="P2"><text:tab/>S: “uncr” + unit_no + unit_type </text:p>
      <text:p text:style-name="P2">S: “uncr” + “ex” </text:p>
      <text:p text:style-name="P2">repeat N times:</text:p>
      <text:p text:style-name="P2"><text:tab/>S: “uneb” + unit_no + building_no </text:p>
      <text:p text:style-name="P2">S: “uncr” + “ex”</text:p>
      <text:p text:style-name="P2">repeat N times:</text:p>
      <text:p text:style-name="P2"><text:tab/> S: “unib” + unit_no + unit_no (boat no) </text:p>
      <text:p text:style-name="P2"/>
      <text:p text:style-name="P2">first describes a unit movement </text:p>
      <text:p text:style-name="P2">second describes a unit starting to attack</text:p>
      <text:p text:style-name="P2">third describes a unit health change</text:p>
      <text:p text:style-name="P2">fourth describes the creation of a unit </text:p>
      <text:p text:style-name="P2">fifth describes a unit entering a building </text:p>
      <text:p text:style-name="P2">sixth describes a unit entering a boat </text:p>
      <text:p text:style-name="P2"/>
      <text:p text:style-name="P1">Building Action<text:span text:style-name="T1"> </text:span></text:p>
      <text:p text:style-name="P2"/>
      <text:p text:style-name="P2">S: “bsb” + building_no</text:p>
      <text:p text:style-name="P2"><text:s/></text:p>
      <text:p text:style-name="P2"><text: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ry Martin</meta:initial-creator>
    <meta:creation-date>2015-05-31T19:50:28.72</meta:creation-date>
    <dc:date>2015-06-28T12:54:24.80</dc:date>
    <dc:creator>Harry Martin</dc:creator>
    <meta:editing-duration>PT2H44M56S</meta:editing-duration>
    <meta:editing-cycles>16</meta:editing-cycles>
    <meta:generator>OpenOffice/4.1.1$Win32 OpenOffice.org_project/411m6$Build-9775</meta:generator>
    <meta:document-statistic meta:table-count="0" meta:image-count="0" meta:object-count="0" meta:page-count="2" meta:paragraph-count="64" meta:word-count="340" meta:character-count="1889"/>
  </office:meta>
</office:document-meta>
</file>